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, Arial, Helvetica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a4de6" officeooo:paragraph-rsid="000a4de6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a4de6" officeooo:paragraph-rsid="000a4de6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0a4de6" officeooo:paragraph-rsid="000a4de6"/>
    </style:style>
    <style:style style:name="P4" style:family="paragraph" style:parent-style-name="Standard">
      <style:paragraph-properties fo:text-align="start" style:justify-single-word="false"/>
      <style:text-properties officeooo:paragraph-rsid="000a4de6"/>
    </style:style>
    <style:style style:name="T1" style:family="text">
      <style:text-properties officeooo:rsid="000a4de6"/>
    </style:style>
    <style:style style:name="T2" style:family="text">
      <style:text-properties style:text-underline-style="none" officeooo:rsid="000a4de6"/>
    </style:style>
    <style:style style:name="T3" style:family="text">
      <style:text-properties fo:font-variant="normal" fo:text-transform="none" fo:color="#454545" loext:opacity="100%" style:font-name="Verdana" fo:font-size="15pt" fo:letter-spacing="normal" fo:font-style="normal" fo:font-weight="normal" officeooo:rsid="000a4d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</text:p>
      <text:p text:style-name="P3"/>
      <text:p text:style-name="P4"><text:span text:style-name="T2">In the 2021 Bill and Melinda Gates Goalkeepers reported a maternal mortality </text:span>158.8 deaths per 100,000 live births <text:span text:style-name="T1">(), using date from the global health data exchange (). There are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2">References</text:p>
      <text:p text:style-name="P2"/>
      <text:p text:style-name="P2">[1] <text:a xlink:type="simple" xlink:href="https://www.gatesfoundation.org/goalkeepers/downloads/2022-report/2022-goalkeepers-report_en.pdf" text:style-name="Internet_20_link" text:visited-style-name="Visited_20_Internet_20_Link">https://www.gatesfoundation.org/goalkeepers/downloads/2022-report/2022-goalkeepers-report_en.pdf</text:a></text:p>
      <text:p text:style-name="P2">pg. 28</text:p>
      <text:p text:style-name="P2"/>
      <text:p text:style-name="P2">[2] <text:a xlink:type="simple" xlink:href="https://ghdx.healthdata.org/" text:style-name="Internet_20_link" text:visited-style-name="Visited_20_Internet_20_Link">https://ghdx.healthdata.org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, Arial, Helvetic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0T18:02:51.349000000</meta:creation-date>
    <dc:date>2023-02-20T21:50:02.467000000</dc:date>
    <meta:editing-duration>PT3H47M11S</meta:editing-duration>
    <meta:editing-cycles>1</meta:editing-cycles>
    <meta:document-statistic meta:table-count="0" meta:image-count="0" meta:object-count="0" meta:page-count="2" meta:paragraph-count="6" meta:word-count="38" meta:character-count="339" meta:non-whitespace-character-count="306"/>
    <meta:generator>LibreOffice/7.4.3.2$Windows_X86_64 LibreOffice_project/1048a8393ae2eeec98dff31b5c133c5f1d08b890</meta:generator>
  </office:meta>
</office:document-meta>
</file>